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9999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002cm solid #000000"/>
    </style:style>
    <style:style style:name="ce5" style:family="table-cell" style:parent-style-name="Default">
      <style:table-cell-properties fo:background-color="#dddddd" fo:wrap-option="wrap" fo:border="0.002cm solid #000000" style:vertical-align="top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dddddd" fo:border="0.002cm solid #000000" style:vertical-align="top"/>
    </style:style>
    <style:style style:name="ce9" style:family="table-cell" style:parent-style-name="Default">
      <style:table-cell-properties fo:background-color="#ffffff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cm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Projektstrukturplan von Michael Mölle und Ondrej Hruby – IAV3</text:p>
          </table:table-cell>
          <table:table-cell table:number-columns-repeated="6"/>
          <table:table-cell table:style-name="ce7"/>
          <table:table-cell table:number-columns-repeated="2"/>
          <table:table-cell table:style-name="ce7" office:value-type="date" office:date-value="2019-09-27">
            <text:p>27.09.1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2" office:value-type="string">
            <text:p>Datenerfassung und -abstraktion von Industrieanlagen mittels OPC UA</text:p>
          </table:table-cell>
          <table:table-cell table:style-name="ce6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" office:value-type="string">
            <text:p>1. Vorbereitung</text:p>
            <draw:line table:end-cell-address="Tabelle1.B12" table:end-x="1.646cm" table:end-y="0.411cm" draw:z-index="0" draw:style-name="gr1" draw:text-style-name="P1" svg:x1="1.646cm" svg:y1="0.387cm" svg:x2="1.646cm" svg:y2="1.766cm">
              <text:p/>
            </draw:line>
          </table:table-cell>
          <table:table-cell table:number-columns-repeated="2"/>
          <table:table-cell table:style-name="ce3" office:value-type="string">
            <text:p>2. Implementierung</text:p>
            <draw:line table:end-cell-address="Tabelle1.E12" table:end-x="1.9cm" table:end-y="0.411cm" draw:z-index="4" draw:style-name="gr1" draw:text-style-name="P1" svg:x1="1.9cm" svg:y1="0.411cm" svg:x2="1.9cm" svg:y2="1.766cm">
              <text:p/>
            </draw:line>
          </table:table-cell>
          <table:table-cell table:number-columns-repeated="2"/>
          <table:table-cell table:style-name="ce3" office:value-type="string">
            <text:p>3. Konnektivität</text:p>
            <draw:line table:end-cell-address="Tabelle1.H12" table:end-x="2.019cm" table:end-y="0.411cm" draw:z-index="9" draw:style-name="gr1" draw:text-style-name="P1" svg:x1="2.019cm" svg:y1="0.411cm" svg:x2="2.019cm" svg:y2="1.766cm">
              <text:p/>
            </draw:lin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4">
          <table:table-cell/>
          <table:table-cell table:style-name="ce4" office:value-type="string">
            <text:p>1.1 Beschaffung von Software und Lizenzen</text:p>
            <draw:line table:end-cell-address="Tabelle1.B15" table:end-x="1.701cm" table:end-y="0.376cm" draw:z-index="1" draw:style-name="gr1" draw:text-style-name="P1" svg:x1="1.701cm" svg:y1="1.235cm" svg:x2="1.701cm" svg:y2="2.138cm">
              <text:p/>
            </draw:line>
          </table:table-cell>
          <table:table-cell table:number-columns-repeated="2"/>
          <table:table-cell table:style-name="ce4" office:value-type="string">
            <text:p>2.1 Installation/ Konfiguration des Fließbandsensors</text:p>
            <draw:line table:end-cell-address="Tabelle1.E15" table:end-x="1.928cm" table:end-y="0.431cm" draw:z-index="5" draw:style-name="gr1" draw:text-style-name="P1" svg:x1="1.928cm" svg:y1="1.262cm" svg:x2="1.928cm" svg:y2="2.193cm">
              <text:p/>
            </draw:line>
          </table:table-cell>
          <table:table-cell table:number-columns-repeated="2"/>
          <table:table-cell table:style-name="ce5" office:value-type="string">
            <text:p>3.1 Herstellen von Client-Server-Verbindungen</text:p>
            <draw:line table:end-cell-address="Tabelle1.H15" table:end-x="2.104cm" table:end-y="0.403cm" draw:z-index="10" draw:style-name="gr1" draw:text-style-name="P1" svg:x1="2.075cm" svg:y1="1.262cm" svg:x2="2.104cm" svg:y2="2.165c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9"/>
          <table:table-cell/>
        </table:table-row>
        <table:table-row table:style-name="ro4">
          <table:table-cell/>
          <table:table-cell table:style-name="ce5" office:value-type="string">
            <text:p>1.2 Konfiguration der virtuellen Maschine</text:p>
            <draw:line table:end-cell-address="Tabelle1.B18" table:end-x="1.729cm" table:end-y="0.393cm" draw:z-index="2" draw:style-name="gr1" draw:text-style-name="P1" svg:x1="1.729cm" svg:y1="1.279cm" svg:x2="1.729cm" svg:y2="2.156cm">
              <text:p/>
            </draw:line>
          </table:table-cell>
          <table:table-cell table:number-columns-repeated="2"/>
          <table:table-cell table:style-name="ce4" office:value-type="string">
            <text:p>2.2 Installation/ Konfiguration des OPC-UA Demo-Server (C++)</text:p>
            <draw:line table:end-cell-address="Tabelle1.E18" table:end-x="1.956cm" table:end-y="0.367cm" draw:z-index="6" draw:style-name="gr1" draw:text-style-name="P1" svg:x1="1.956cm" svg:y1="1.279cm" svg:x2="1.956cm" svg:y2="2.13cm">
              <text:p/>
            </draw:line>
          </table:table-cell>
          <table:table-cell table:number-columns-repeated="2"/>
          <table:table-cell table:style-name="ce8" office:value-type="string">
            <text:p>3.2. Konnektivität testen</text:p>
            <draw:line table:end-cell-address="Tabelle1.H18" table:end-x="2.13cm" table:end-y="0.42cm" draw:z-index="11" draw:style-name="gr1" draw:text-style-name="P1" svg:x1="2.104cm" svg:y1="1.253cm" svg:x2="2.13cm" svg:y2="2.183cm">
              <text:p/>
            </draw:line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4">
          <table:table-cell/>
          <table:table-cell table:style-name="ce4" office:value-type="string">
            <text:p>1.3 Installation „Visual Components V1.7.0“</text:p>
            <draw:line table:end-cell-address="Tabelle1.B22" table:end-x="1.813cm" table:end-y="0.359cm" draw:z-index="3" draw:style-name="gr1" draw:text-style-name="P1" svg:x1="1.813cm" svg:y1="1.244cm" svg:x2="1.813cm" svg:y2="2.573cm">
              <text:p/>
            </draw:line>
          </table:table-cell>
          <table:table-cell table:number-columns-repeated="2"/>
          <table:table-cell table:style-name="ce4" office:value-type="string">
            <text:p>2.3. Installation/ Konfiguration des OPC-UA Demo-Client (C++)</text:p>
            <draw:line table:end-cell-address="Tabelle1.E22" table:end-x="1.984cm" table:end-y="0.385cm" draw:z-index="7" draw:style-name="gr1" draw:text-style-name="P1" svg:x1="1.984cm" svg:y1="1.244cm" svg:x2="1.984cm" svg:y2="2.599cm">
              <text:p/>
            </draw:line>
          </table:table-cell>
          <table:table-cell table:number-columns-repeated="2"/>
          <table:table-cell table:style-name="ce5" office:value-type="string">
            <text:p>3.3 Datenauswertung</text:p>
            <draw:line table:end-cell-address="Tabelle1.H22" table:end-x="2.13cm" table:end-y="0.385cm" draw:z-index="12" draw:style-name="gr2" draw:text-style-name="P1" svg:x1="2.13cm" svg:y1="1.216cm" svg:x2="2.13cm" svg:y2="2.599cm">
              <text:p/>
            </draw:lin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4">
          <table:table-cell/>
          <table:table-cell table:style-name="ce4" office:value-type="string">
            <text:p>1.4 Installation „UA Exper“ (virtuelle Maschine)</text:p>
          </table:table-cell>
          <table:table-cell table:number-columns-repeated="2"/>
          <table:table-cell table:style-name="ce5" office:value-type="string">
            <text:p>2.4. Konfiguration node-red</text:p>
            <draw:line table:end-cell-address="Tabelle1.E25" table:end-x="1.956cm" table:end-y="0.376cm" draw:z-index="8" draw:style-name="gr1" draw:text-style-name="P1" svg:x1="1.956cm" svg:y1="1.234cm" svg:x2="1.956cm" svg:y2="2.139cm">
              <text:p/>
            </draw:line>
          </table:table-cell>
          <table:table-cell table:number-columns-repeated="2"/>
          <table:table-cell table:style-name="ce5" office:value-type="string">
            <text:p>3.4 Fertigstellung Dokumentation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5">
          <table:table-cell table:number-columns-repeated="4"/>
          <table:table-cell table:style-name="ce5" office:value-type="string">
            <text:p>2.5 Erstellen eines node-red-Dashboards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30.09.2019</text:date>, <text:time>10:2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ölle</meta:initial-creator>
    <meta:creation-date>2019-09-30T08:55:26.62</meta:creation-date>
    <dc:date>2019-09-30T10:28:02.34</dc:date>
    <dc:creator>Michael Mölle</dc:creator>
    <meta:editing-duration>PT1H32M32S</meta:editing-duration>
    <meta:editing-cycles>7</meta:editing-cycles>
    <meta:generator>OpenOffice/4.1.5$Win32 OpenOffice.org_project/415m1$Build-9789</meta:generator>
    <meta:document-statistic meta:table-count="3" meta:cell-count="19" meta:object-count="13"/>
  </office:meta>
</office:document-meta>
</file>